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1.875in" style:rel-column-width="18150*"/>
    </style:style>
    <style:style style:name="Table1.B" style:family="table-column">
      <style:table-column-properties style:column-width="4.8951in" style:rel-column-width="47385*"/>
    </style:style>
    <style:style style:name="Table1.A1" style:family="table-cell">
      <style:table-cell-properties fo:padding="0.0382in" fo:border-left="0.5pt solid #999999" fo:border-right="none" fo:border-top="0.5pt solid #999999" fo:border-bottom="0.5pt solid #999999"/>
    </style:style>
    <style:style style:name="Table1.B1" style:family="table-cell">
      <style:table-cell-properties fo:padding="0.0382in" fo:border="0.5pt solid #999999"/>
    </style:style>
    <style:style style:name="Table1.A2" style:family="table-cell">
      <style:table-cell-properties fo:padding="0.0382in" fo:border-left="0.5pt solid #999999" fo:border-right="none" fo:border-top="none" fo:border-bottom="0.5pt solid #999999"/>
    </style:style>
    <style:style style:name="Table1.B2" style:family="table-cell">
      <style:table-cell-properties fo:padding="0.0382in" fo:border-left="0.5pt solid #999999" fo:border-right="0.5pt solid #999999" fo:border-top="none" fo:border-bottom="0.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182e" style:font-size-asian="10pt" style:font-size-complex="10pt"/>
    </style:style>
    <style:style style:name="P7" style:family="paragraph" style:parent-style-name="Text_20_body">
      <style:text-properties fo:font-size="10pt" officeooo:rsid="004a3db1" officeooo:paragraph-rsid="004a3db1" style:font-size-asian="10pt" style:font-size-complex="10pt"/>
    </style:style>
    <style:style style:name="P8" style:family="paragraph" style:parent-style-name="Text_20_body">
      <style:text-properties fo:font-size="10pt" officeooo:paragraph-rsid="004b9494" style:font-size-asian="10pt" style:font-size-complex="10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4a3db1" officeooo:paragraph-rsid="004a3db1" style:font-size-asian="10pt" style:font-weight-asian="bold" style:font-size-complex="10pt" style:font-weight-complex="bold"/>
    </style:style>
    <style:style style:name="P16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7" style:family="paragraph" style:parent-style-name="Text_20_body">
      <style:text-properties fo:font-size="10pt" fo:font-style="italic" officeooo:rsid="004f3bc1" officeooo:paragraph-rsid="004f3bc1" style:font-size-asian="10pt" style:font-style-asian="italic" style:font-size-complex="10pt" style:font-style-complex="italic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officeooo:rsid="004a3db1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a3db1"/>
    </style:style>
    <style:style style:name="T10" style:family="text">
      <style:text-properties officeooo:rsid="004b9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ignatory"/>
        <text:variable-decl office:value-type="string" text:name="inwords"/>
        <text:variable-decl office:value-type="string" text:name="basic"/>
        <text:variable-decl office:value-type="string" text:name="houserent"/>
        <text:variable-decl office:value-type="string" text:name="medical"/>
        <text:variable-decl office:value-type="string" text:name="conveyance"/>
        <text:variable-decl office:value-type="string" text:name="gross"/>
        <text:variable-decl office:value-type="string" text:name="tax"/>
        <text:variable-decl office:value-type="string" text:name="net"/>
        <text:variable-decl office:value-type="string" text:name="note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9">S</text:span><text:span text:style-name="T4">C</text:span><text:span text:style-name="T3">/</text:span>2022/<text:variable-set text:name="seq" office:value-type="string">seq</text:variable-set></text:p>
      <text:p text:style-name="P3"/>
      <text:p text:style-name="Appendix">TO WHOM IT MAY CONCERN</text:p>
      <text:p text:style-name="P4"/>
      <text:p text:style-name="P8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<text:s/>ha<text:span text:style-name="T9">s</text:span> been serving in Spectrum Engineering Consortium Ltd. as a <text:variable-set text:name="employmenttype" office:value-type="string">employmenttype</text:variable-set><text:s/>employee <text:span text:style-name="T10">under </text:span><text:span text:style-name="T10"><text:variable-set text:name="unit" office:value-type="string">unit</text:variable-set></text:span><text:span text:style-name="T10"><text:s/>unit </text:span><text:span text:style-name="T9">since</text:span> <text:variable-set text:name="joiningdate" office:value-type="string">joiningdate</text:variable-set>. <text:span text:style-name="T9">M</text:span>onthly consolidated salary breakdown <text:span text:style-name="T9">for </text:span><text:span text:style-name="T5"><text:variable-set text:name="salutation" office:value-type="string">salutation</text:variable-set></text:span><text:span text:style-name="T9"><text:s/></text:span><text:span text:style-name="T5"><text:variable-set text:name="name" office:value-type="string">name</text:variable-set></text:span><text:span text:style-name="T5"><text:s/></text:span>is as follow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228436819120">
          <table:table-cell table:style-name="Table1.A1" office:value-type="string">
            <text:p text:style-name="P10">Basic</text:p>
          </table:table-cell>
          <table:table-cell table:style-name="Table1.B1" office:value-type="string">
            <text:p text:style-name="P11"><text:variable-set text:name="basic" office:value-type="string">basic</text:variable-set></text:p>
          </table:table-cell>
        </table:table-row>
        <table:table-row table:style-name="TableLine2228436819696">
          <table:table-cell table:style-name="Table1.A2" office:value-type="string">
            <text:p text:style-name="P10">House Rent</text:p>
          </table:table-cell>
          <table:table-cell table:style-name="Table1.B2" office:value-type="string">
            <text:p text:style-name="P11"><text:variable-set text:name="houserent" office:value-type="string">houserent</text:variable-set></text:p>
          </table:table-cell>
        </table:table-row>
        <table:table-row table:style-name="TableLine2228441877936">
          <table:table-cell table:style-name="Table1.A2" office:value-type="string">
            <text:p text:style-name="P10">Medical and Other Allowance</text:p>
          </table:table-cell>
          <table:table-cell table:style-name="Table1.B2" office:value-type="string">
            <text:p text:style-name="P11"><text:variable-set text:name="medical" office:value-type="string">medical</text:variable-set></text:p>
          </table:table-cell>
        </table:table-row>
        <table:table-row table:style-name="TableLine2228441882544">
          <table:table-cell table:style-name="Table1.A2" office:value-type="string">
            <text:p text:style-name="P10">Conveyance Allowance</text:p>
          </table:table-cell>
          <table:table-cell table:style-name="Table1.B2" office:value-type="string">
            <text:p text:style-name="P11"><text:variable-set text:name="conveyance" office:value-type="string">conveyance</text:variable-set></text:p>
          </table:table-cell>
        </table:table-row>
        <table:table-row table:style-name="TableLine2228441877072">
          <table:table-cell table:style-name="Table1.A2" office:value-type="string">
            <text:p text:style-name="P13">Gross Salary</text:p>
          </table:table-cell>
          <table:table-cell table:style-name="Table1.B2" office:value-type="string">
            <text:p text:style-name="P14"><text:variable-set text:name="gross" office:value-type="string">gross</text:variable-set></text:p>
          </table:table-cell>
        </table:table-row>
        <table:table-row table:style-name="TableLine2228441883120">
          <table:table-cell table:style-name="Table1.A2" office:value-type="string">
            <text:p text:style-name="P10">(-) Taxes</text:p>
          </table:table-cell>
          <table:table-cell table:style-name="Table1.B2" office:value-type="string">
            <text:p text:style-name="P11"><text:variable-set text:name="tax" office:value-type="string">tax</text:variable-set></text:p>
          </table:table-cell>
        </table:table-row>
        <table:table-row table:style-name="TableLine2228441874768">
          <table:table-cell table:style-name="Table1.A2" office:value-type="string">
            <text:p text:style-name="P13">Net Salary</text:p>
          </table:table-cell>
          <table:table-cell table:style-name="Table1.B2" office:value-type="string">
            <text:p text:style-name="P14"><text:variable-set text:name="net" office:value-type="string">net</text:variable-set></text:p>
          </table:table-cell>
        </table:table-row>
        <table:table-row table:style-name="TableLine2228441870736"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 table:style-name="TableLine2228441869872">
          <table:table-cell table:style-name="Table1.A2" office:value-type="string">
            <text:p text:style-name="P15">In Words</text:p>
          </table:table-cell>
          <table:table-cell table:style-name="Table1.B2" office:value-type="string">
            <text:p text:style-name="P12"><text:variable-set text:name="inwords" office:value-type="string">inwords</text:variable-set></text:p>
          </table:table-cell>
        </table:table-row>
      </table:table>
      <text:p text:style-name="P6"/>
      <text:p text:style-name="P7">Sincerely Yours’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4"/>
      <text:p text:style-name="P4"/>
      <text:p text:style-name="P4"/>
      <text:p text:style-name="P17"><text:variable-set text:name="note1" office:value-type="string">note1</text:variable-set></text:p>
      <text:p text:style-name="P4"/>
      <text:p text:style-name="P9"><text:span text:style-name="T7">(Any loss and liability </text:span><text:span text:style-name="T8">arising</text:span><text:span text:style-name="T7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6-06T17:24:47.113000000</dc:date>
    <meta:editing-duration>PT5H30M14S</meta:editing-duration>
    <meta:editing-cycles>42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27" meta:word-count="106" meta:character-count="747" meta:non-whitespace-character-count="666"/>
  </office:meta>
</office:document-meta>
</file>